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3">
      <style:text-properties fo:language="nl" fo:country="NL"/>
    </style:style>
    <style:style style:name="P2" style:family="paragraph" style:parent-style-name="Horizontal_20_Line">
      <style:text-properties fo:language="nl" fo:country="NL"/>
    </style:style>
    <style:style style:name="P3" style:family="paragraph" style:parent-style-name="Preformatted_20_Text">
      <style:text-properties fo:language="nl" fo:country="NL"/>
    </style:style>
    <style:style style:name="P4" style:family="paragraph" style:parent-style-name="Preformatted_20_Text">
      <style:paragraph-properties style:writing-mode="lr-tb"/>
      <style:text-properties fo:language="nl" fo:country="NL"/>
    </style:style>
    <style:style style:name="P5" style:family="paragraph" style:parent-style-name="Text_20_body">
      <style:text-properties fo:language="nl" fo:country="NL"/>
    </style:style>
    <style:style style:name="P6" style:family="paragraph" style:parent-style-name="Preformatted_20_Text">
      <style:paragraph-properties style:writing-mode="lr-tb"/>
    </style:style>
    <style:style style:name="P7" style:family="paragraph" style:parent-style-name="Preformatted_20_Text">
      <style:paragraph-properties fo:margin-top="0in" fo:margin-bottom="0.1965in" style:contextual-spacing="false" style:writing-mode="lr-tb"/>
    </style:style>
    <style:style style:name="P8" style:family="paragraph" style:parent-style-name="Heading_20_3">
      <style:paragraph-properties fo:break-before="page"/>
      <style:text-properties fo:language="nl" fo:country="NL"/>
    </style:style>
    <style:style style:name="P9" style:family="paragraph" style:parent-style-name="Heading_20_3">
      <style:text-properties fo:language="nl" fo:country="NL"/>
    </style:style>
    <style:style style:name="P10" style:family="paragraph" style:parent-style-name="Preformatted_20_Text">
      <style:paragraph-properties fo:margin-top="0in" fo:margin-bottom="0.1965in" style:contextual-spacing="false"/>
    </style:style>
    <style:style style:name="P11" style:family="paragraph" style:parent-style-name="Preformatted_20_Text">
      <style:text-properties fo:language="nl" fo:country="NL"/>
    </style:style>
    <style:style style:name="P12" style:family="paragraph" style:parent-style-name="Preformatted_20_Text" style:list-style-name="L22"/>
    <style:style style:name="P13" style:family="paragraph" style:parent-style-name="Preformatted_20_Text" style:list-style-name="L22">
      <style:paragraph-properties fo:margin-top="0in" fo:margin-bottom="0.1965in" style:contextual-spacing="false"/>
    </style:style>
    <style:style style:name="P14" style:family="paragraph" style:parent-style-name="Text_20_body" style:list-style-name="L1"/>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2"/>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3"/>
    <style:style style:name="P19" style:family="paragraph" style:parent-style-name="Text_20_body" style:list-style-name="L3">
      <style:paragraph-properties fo:margin-top="0in" fo:margin-bottom="0in" style:contextual-spacing="false"/>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text-properties fo:language="nl" fo:country="NL"/>
    </style:style>
    <style:style style:name="P26" style:family="paragraph" style:parent-style-name="Text_20_body" style:list-style-name="L23">
      <style:paragraph-properties fo:margin-top="0in" fo:margin-bottom="0in" style:contextual-spacing="false"/>
      <style:text-properties fo:language="nl" fo:country="NL"/>
    </style:style>
    <style:style style:name="P27" style:family="paragraph" style:parent-style-name="Text_20_body" style:list-style-name="L24">
      <style:text-properties fo:language="nl" fo:country="NL"/>
    </style:style>
    <style:style style:name="P28" style:family="paragraph" style:parent-style-name="Text_20_body" style:list-style-name="L25">
      <style:text-properties fo:language="nl" fo:country="NL"/>
    </style:style>
    <style:style style:name="P29" style:family="paragraph" style:parent-style-name="Text_20_body" style:list-style-name="L9"/>
    <style:style style:name="P30" style:family="paragraph" style:parent-style-name="Text_20_body" style:list-style-name="L9">
      <style:paragraph-properties fo:margin-top="0in" fo:margin-bottom="0in" style:contextual-spacing="false"/>
    </style:style>
    <style:style style:name="P31" style:family="paragraph" style:parent-style-name="Text_20_body" style:list-style-name="L10"/>
    <style:style style:name="P32" style:family="paragraph" style:parent-style-name="Text_20_body" style:list-style-name="L10">
      <style:paragraph-properties fo:margin-top="0in" fo:margin-bottom="0in" style:contextual-spacing="false"/>
    </style:style>
    <style:style style:name="P33" style:family="paragraph" style:parent-style-name="Text_20_body" style:list-style-name="L11"/>
    <style:style style:name="P34" style:family="paragraph" style:parent-style-name="Text_20_body" style:list-style-name="L11">
      <style:paragraph-properties fo:margin-top="0in" fo:margin-bottom="0in" style:contextual-spacing="false"/>
    </style:style>
    <style:style style:name="P35" style:family="paragraph" style:parent-style-name="Text_20_body" style:list-style-name="L12"/>
    <style:style style:name="P36" style:family="paragraph" style:parent-style-name="Text_20_body" style:list-style-name="L12">
      <style:paragraph-properties fo:margin-top="0in" fo:margin-bottom="0in" style:contextual-spacing="false"/>
    </style:style>
    <style:style style:name="P37" style:family="paragraph" style:parent-style-name="Text_20_body" style:list-style-name="L13"/>
    <style:style style:name="P38" style:family="paragraph" style:parent-style-name="Text_20_body" style:list-style-name="L13">
      <style:paragraph-properties fo:margin-top="0in" fo:margin-bottom="0in" style:contextual-spacing="false"/>
    </style:style>
    <style:style style:name="P39" style:family="paragraph" style:parent-style-name="Text_20_body" style:list-style-name="L14"/>
    <style:style style:name="P40" style:family="paragraph" style:parent-style-name="Text_20_body" style:list-style-name="L14">
      <style:paragraph-properties fo:margin-top="0in" fo:margin-bottom="0in" style:contextual-spacing="false"/>
    </style:style>
    <style:style style:name="P41" style:family="paragraph" style:parent-style-name="Text_20_body">
      <style:paragraph-properties fo:break-before="page"/>
    </style:style>
    <style:style style:name="P42" style:family="paragraph" style:parent-style-name="Text_20_body" style:list-style-name="L15"/>
    <style:style style:name="P43" style:family="paragraph" style:parent-style-name="Text_20_body" style:list-style-name="L15">
      <style:paragraph-properties fo:margin-top="0in" fo:margin-bottom="0in" style:contextual-spacing="false"/>
    </style:style>
    <style:style style:name="P44" style:family="paragraph" style:parent-style-name="Text_20_body" style:list-style-name="L16"/>
    <style:style style:name="P45" style:family="paragraph" style:parent-style-name="Text_20_body" style:list-style-name="L16">
      <style:paragraph-properties fo:margin-top="0in" fo:margin-bottom="0in" style:contextual-spacing="false"/>
    </style:style>
    <style:style style:name="P46" style:family="paragraph" style:parent-style-name="Text_20_body" style:list-style-name="L17"/>
    <style:style style:name="P47" style:family="paragraph" style:parent-style-name="Text_20_body" style:list-style-name="L17">
      <style:paragraph-properties fo:margin-top="0in" fo:margin-bottom="0in" style:contextual-spacing="false"/>
    </style:style>
    <style:style style:name="P48" style:family="paragraph" style:parent-style-name="Text_20_body" style:list-style-name="L18"/>
    <style:style style:name="P49" style:family="paragraph" style:parent-style-name="Text_20_body" style:list-style-name="L18">
      <style:paragraph-properties fo:margin-top="0in" fo:margin-bottom="0in" style:contextual-spacing="false"/>
    </style:style>
    <style:style style:name="P50" style:family="paragraph" style:parent-style-name="Text_20_body" style:list-style-name="L19"/>
    <style:style style:name="P51" style:family="paragraph" style:parent-style-name="Text_20_body" style:list-style-name="L19">
      <style:paragraph-properties fo:margin-top="0in" fo:margin-bottom="0in" style:contextual-spacing="false"/>
    </style:style>
    <style:style style:name="P52" style:family="paragraph" style:parent-style-name="Text_20_body" style:list-style-name="L20"/>
    <style:style style:name="P53" style:family="paragraph" style:parent-style-name="Text_20_body" style:list-style-name="L20">
      <style:paragraph-properties fo:margin-top="0in" fo:margin-bottom="0in" style:contextual-spacing="false"/>
    </style:style>
    <style:style style:name="P54" style:family="paragraph" style:parent-style-name="Text_20_body" style:list-style-name="L21"/>
    <style:style style:name="P55" style:family="paragraph" style:parent-style-name="Text_20_body" style:list-style-name="L21">
      <style:paragraph-properties fo:margin-top="0in" fo:margin-bottom="0in" style:contextual-spacing="false"/>
    </style:style>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3">
      <style:paragraph-properties fo:margin-top="0in" fo:margin-bottom="0in" style:contextual-spacing="false"/>
    </style:style>
    <style:style style:name="P59" style:family="paragraph" style:parent-style-name="Text_20_body" style:list-style-name="L24">
      <style:paragraph-properties fo:margin-top="0in" fo:margin-bottom="0in" style:contextual-spacing="false"/>
    </style:style>
    <style:style style:name="P60" style:family="paragraph" style:parent-style-name="Text_20_body" style:list-style-name="L25">
      <style:paragraph-properties fo:margin-top="0in" fo:margin-bottom="0in" style:contextual-spacing="false"/>
    </style:style>
    <style:style style:name="T1" style:family="text">
      <style:text-properties fo:language="nl" fo:country="N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atuurlijk! Hier is een spoedcursus JavaScript die je in een korte tijd kan helpen de basisprincipes van de taal te begrijpen. Ik zal de belangrijkste concepten snel en duidelijk uitleggen, met voorbeelden. Laten we beginnen!</text:p>
      <text:h text:style-name="Heading_20_3" text:outline-level="3"><text:span text:style-name="T1">1. </text:span><text:span text:style-name="Strong_20_Emphasis"><text:span text:style-name="T1">Wat is JavaScript?</text:span></text:span></text:h>
      <text:p text:style-name="P5">JavaScript is een programmeertaal die voornamelijk wordt gebruikt voor interactieve elementen op webpagina’s. Het maakt het mogelijk om dynamische en interactieve webpagina’s te maken, zoals formulieren, animaties, en de interactie met servers.</text:p>
      <text:h text:style-name="Heading_20_3" text:outline-level="3"><text:span text:style-name="T1">2. </text:span><text:span text:style-name="Strong_20_Emphasis"><text:span text:style-name="T1">Basisstructuur van een JavaScript-programma</text:span></text:span></text:h>
      <text:p text:style-name="Text_20_body"><text:span text:style-name="T1">JavaScript-code kan in een webpagina worden geplaatst tussen </text:span><text:span text:style-name="Source_20_Text"><text:span text:style-name="T1">&lt;script&gt;</text:span></text:span><text:span text:style-name="T1"> tags:</text:span></text:p>
      <text:p text:style-name="P3">html</text:p>
      <text:p text:style-name="P3">Code kopiëren</text:p>
      <text:p text:style-name="P6"><text:span text:style-name="Source_20_Text"><text:span text:style-name="T1">&lt;!DOCTYPE html&gt;</text:span></text:span></text:p>
      <text:p text:style-name="P6"><text:span text:style-name="Source_20_Text"><text:span text:style-name="T1">&lt;html&gt;</text:span></text:span></text:p>
      <text:p text:style-name="P6"><text:span text:style-name="Source_20_Text"><text:span text:style-name="T1">&lt;head&gt;</text:span></text:span></text:p>
      <text:p text:style-name="P6"><text:span text:style-name="Source_20_Text"><text:span text:style-name="T1"><text:s text:c="4"/>&lt;title&gt;JavaScript Cursus&lt;/title&gt;</text:span></text:span></text:p>
      <text:p text:style-name="P6"><text:span text:style-name="Source_20_Text"><text:span text:style-name="T1">&lt;/head&gt;</text:span></text:span></text:p>
      <text:p text:style-name="P6"><text:span text:style-name="Source_20_Text"><text:span text:style-name="T1">&lt;body&gt;</text:span></text:span></text:p>
      <text:p text:style-name="P6"><text:span text:style-name="Source_20_Text"><text:span text:style-name="T1"><text:s text:c="4"/>&lt;script&gt;</text:span></text:span></text:p>
      <text:p text:style-name="P6"><text:span text:style-name="Source_20_Text"><text:span text:style-name="T1"><text:s text:c="8"/>console.log("Hallo, wereld!");</text:span></text:span></text:p>
      <text:p text:style-name="P6"><text:span text:style-name="Source_20_Text"><text:span text:style-name="T1"><text:s text:c="4"/>&lt;/script&gt;</text:span></text:span></text:p>
      <text:p text:style-name="P6"><text:span text:style-name="Source_20_Text"><text:span text:style-name="T1">&lt;/body&gt;</text:span></text:span></text:p>
      <text:p text:style-name="P7"><text:span text:style-name="Source_20_Text"><text:span text:style-name="T1">&lt;/html&gt;</text:span></text:span></text:p>
      <text:p text:style-name="P5">De bovenstaande code toont de tekst "Hallo, wereld!" in de browserconsole.</text:p>
      <text:h text:style-name="Heading_20_3" text:outline-level="3"><text:span text:style-name="T1">3. </text:span><text:span text:style-name="Strong_20_Emphasis"><text:span text:style-name="T1">Variabelen</text:span></text:span></text:h>
      <text:p text:style-name="Text_20_body"><text:span text:style-name="T1">In JavaScript kun je variabelen declareren met </text:span><text:span text:style-name="Source_20_Text"><text:span text:style-name="T1">let</text:span></text:span><text:span text:style-name="T1">, </text:span><text:span text:style-name="Source_20_Text"><text:span text:style-name="T1">const</text:span></text:span><text:span text:style-name="T1"> of </text:span><text:span text:style-name="Source_20_Text"><text:span text:style-name="T1">var</text:span></text:span><text:span text:style-name="T1">. Het belangrijkste verschil is de scope (bereik) van de variabelen en hun herbruikbaarheid.</text:span></text:p>
      <text:list text:style-name="L1">
        <text:list-item>
          <text:p text:style-name="P15"><text:span text:style-name="Strong_20_Emphasis"><text:span text:style-name="Source_20_Text"><text:span text:style-name="T1">let</text:span></text:span></text:span><text:span text:style-name="T1">: Kan opnieuw worden toegewezen, en heeft block-scoping.</text:span></text:p>
        </text:list-item>
        <text:list-item>
          <text:p text:style-name="P15"><text:span text:style-name="Strong_20_Emphasis"><text:span text:style-name="Source_20_Text"><text:span text:style-name="T1">const</text:span></text:span></text:span><text:span text:style-name="T1">: Kan niet opnieuw worden toegewezen.</text:span></text:p>
        </text:list-item>
        <text:list-item>
          <text:p text:style-name="P14"><text:span text:style-name="Strong_20_Emphasis"><text:span text:style-name="Source_20_Text"><text:span text:style-name="T1">var</text:span></text:span></text:span><text:span text:style-name="T1">: Oudere manier, met function-scoping (meestal wordt </text:span><text:span text:style-name="Source_20_Text"><text:span text:style-name="T1">let</text:span></text:span><text:span text:style-name="T1"> of </text:span><text:span text:style-name="Source_20_Text"><text:span text:style-name="T1">const</text:span></text:span><text:span text:style-name="T1"> aanbevolen).</text:span></text:p>
        </text:list-item>
      </text:list>
      <text:p text:style-name="P5">Voorbeelden:</text:p>
      <text:p text:style-name="P3">javascript</text:p>
      <text:p text:style-name="P3">Code kopiëren</text:p>
      <text:p text:style-name="P6"><text:span text:style-name="Source_20_Text"><text:span text:style-name="T1">let naam = "John";</text:span></text:span></text:p>
      <text:p text:style-name="P6"><text:span text:style-name="Source_20_Text"><text:span text:style-name="T1">const leeftijd = 30;</text:span></text:span></text:p>
      <text:p text:style-name="P4"/>
      <text:p text:style-name="P6"><text:span text:style-name="Source_20_Text"><text:span text:style-name="T1">console.log(naam); <text:s text:c="4"/>// Output: John</text:span></text:span></text:p>
      <text:p text:style-name="P6"><text:span text:style-name="Source_20_Text"><text:span text:style-name="T1">console.log(leeftijd); // Output: 30</text:span></text:span></text:p>
      <text:p text:style-name="P4"/>
      <text:p text:style-name="P6"><text:span text:style-name="Source_20_Text"><text:span text:style-name="T1">naam = "Jane"; <text:s text:c="8"/>// Mag omdat 'let' wordt gebruikt</text:span></text:span></text:p>
      <text:p text:style-name="P6"><text:span text:style-name="Source_20_Text"><text:span text:style-name="T1">console.log(naam); <text:s text:c="4"/>// Output: Jane</text:span></text:span></text:p>
      <text:p text:style-name="P4"/>
      <text:p text:style-name="P7"><text:span text:style-name="Source_20_Text"><text:span text:style-name="T1">// leeftijd = 31; <text:s text:c="5"/>// Fout! 'const' kan niet opnieuw worden toegewezen</text:span></text:span></text:p>
      <text:h text:style-name="Heading_20_3" text:outline-level="3"><text:soft-page-break/><text:span text:style-name="T1">4. </text:span><text:span text:style-name="Strong_20_Emphasis"><text:span text:style-name="T1">Datatypes</text:span></text:span></text:h>
      <text:p text:style-name="P5">JavaScript heeft verschillende datatypes:</text:p>
      <text:list text:style-name="L2">
        <text:list-item>
          <text:p text:style-name="P17"><text:span text:style-name="Strong_20_Emphasis"><text:span text:style-name="T1">String</text:span></text:span><text:span text:style-name="T1">: Een tekstwaarde, bijvoorbeeld </text:span><text:span text:style-name="Source_20_Text"><text:span text:style-name="T1">"Hallo"</text:span></text:span><text:span text:style-name="T1">.</text:span></text:p>
        </text:list-item>
        <text:list-item>
          <text:p text:style-name="P17"><text:span text:style-name="Strong_20_Emphasis"><text:span text:style-name="T1">Number</text:span></text:span><text:span text:style-name="T1">: Numerieke waarden, bijvoorbeeld </text:span><text:span text:style-name="Source_20_Text"><text:span text:style-name="T1">123</text:span></text:span><text:span text:style-name="T1"> of </text:span><text:span text:style-name="Source_20_Text"><text:span text:style-name="T1">3.14</text:span></text:span><text:span text:style-name="T1">.</text:span></text:p>
        </text:list-item>
        <text:list-item>
          <text:p text:style-name="P17"><text:span text:style-name="Strong_20_Emphasis"><text:span text:style-name="T1">Boolean</text:span></text:span><text:span text:style-name="T1">: Waar (</text:span><text:span text:style-name="Source_20_Text"><text:span text:style-name="T1">true</text:span></text:span><text:span text:style-name="T1">) of niet waar (</text:span><text:span text:style-name="Source_20_Text"><text:span text:style-name="T1">false</text:span></text:span><text:span text:style-name="T1">).</text:span></text:p>
        </text:list-item>
        <text:list-item>
          <text:p text:style-name="P17"><text:span text:style-name="Strong_20_Emphasis"><text:span text:style-name="T1">Object</text:span></text:span><text:span text:style-name="T1">: Een verzameling van sleutel-waarde paren.</text:span></text:p>
        </text:list-item>
        <text:list-item>
          <text:p text:style-name="P17"><text:span text:style-name="Strong_20_Emphasis"><text:span text:style-name="T1">Array</text:span></text:span><text:span text:style-name="T1">: Een lijst van waarden.</text:span></text:p>
        </text:list-item>
        <text:list-item>
          <text:p text:style-name="P17"><text:span text:style-name="Strong_20_Emphasis"><text:span text:style-name="T1">Null</text:span></text:span><text:span text:style-name="T1">: Een expliciete lege waarde.</text:span></text:p>
        </text:list-item>
        <text:list-item>
          <text:p text:style-name="P16"><text:span text:style-name="Strong_20_Emphasis"><text:span text:style-name="T1">Undefined</text:span></text:span><text:span text:style-name="T1">: Wanneer een variabele geen waarde heeft.</text:span></text:p>
        </text:list-item>
      </text:list>
      <text:p text:style-name="P5">Voorbeelden:</text:p>
      <text:p text:style-name="P3">javascript</text:p>
      <text:p text:style-name="P3">Code kopiëren</text:p>
      <text:p text:style-name="P6"><text:span text:style-name="Source_20_Text"><text:span text:style-name="T1">let naam = "Jane"; <text:s text:c="7"/>// String</text:span></text:span></text:p>
      <text:p text:style-name="P6"><text:span text:style-name="Source_20_Text"><text:span text:style-name="T1">let leeftijd = 30; <text:s text:c="7"/>// Number</text:span></text:span></text:p>
      <text:p text:style-name="P6"><text:span text:style-name="Source_20_Text"><text:span text:style-name="T1">let isStudent = true; <text:s text:c="4"/>// Boolean</text:span></text:span></text:p>
      <text:p text:style-name="P6"><text:span text:style-name="Source_20_Text"><text:span text:style-name="T1">let persoon = { naam: "John", leeftijd: 30 }; <text:s/>// Object</text:span></text:span></text:p>
      <text:p text:style-name="P6"><text:span text:style-name="Source_20_Text"><text:span text:style-name="T1">let nummers = [1, 2, 3]; <text:s/>// Array</text:span></text:span></text:p>
      <text:p text:style-name="P6"><text:span text:style-name="Source_20_Text"><text:span text:style-name="T1">let niets = null; <text:s text:c="8"/>// Null</text:span></text:span></text:p>
      <text:p text:style-name="P7"><text:span text:style-name="Source_20_Text"><text:span text:style-name="T1">let onbekend; <text:s text:c="12"/>// Undefined</text:span></text:span></text:p>
      <text:h text:style-name="Heading_20_3" text:outline-level="3"><text:span text:style-name="T1">5. </text:span><text:span text:style-name="Strong_20_Emphasis"><text:span text:style-name="T1">Operatoren</text:span></text:span></text:h>
      <text:p text:style-name="P5">JavaScript ondersteunt verschillende operatoren:</text:p>
      <text:list text:style-name="L3">
        <text:list-item>
          <text:p text:style-name="P19"><text:span text:style-name="Strong_20_Emphasis"><text:span text:style-name="T1">Rekenkundige operatoren</text:span></text:span><text:span text:style-name="T1">: </text:span><text:span text:style-name="Source_20_Text"><text:span text:style-name="T1">+</text:span></text:span><text:span text:style-name="T1">, </text:span><text:span text:style-name="Source_20_Text"><text:span text:style-name="T1">-</text:span></text:span><text:span text:style-name="T1">, </text:span><text:span text:style-name="Source_20_Text"><text:span text:style-name="T1">*</text:span></text:span><text:span text:style-name="T1">, </text:span><text:span text:style-name="Source_20_Text"><text:span text:style-name="T1">/</text:span></text:span><text:span text:style-name="T1">, </text:span><text:span text:style-name="Source_20_Text"><text:span text:style-name="T1">%</text:span></text:span><text:span text:style-name="T1"> (modulo)</text:span></text:p>
        </text:list-item>
        <text:list-item>
          <text:p text:style-name="P19"><text:span text:style-name="Strong_20_Emphasis"><text:span text:style-name="T1">Vergelijkingsoperatoren</text:span></text:span><text:span text:style-name="T1">: </text:span><text:span text:style-name="Source_20_Text"><text:span text:style-name="T1">==</text:span></text:span><text:span text:style-name="T1">, </text:span><text:span text:style-name="Source_20_Text"><text:span text:style-name="T1">===</text:span></text:span><text:span text:style-name="T1"> (strikt gelijk), </text:span><text:span text:style-name="Source_20_Text"><text:span text:style-name="T1">!=</text:span></text:span><text:span text:style-name="T1">, </text:span><text:span text:style-name="Source_20_Text"><text:span text:style-name="T1">&lt;</text:span></text:span><text:span text:style-name="T1">, </text:span><text:span text:style-name="Source_20_Text"><text:span text:style-name="T1">&gt;</text:span></text:span><text:span text:style-name="T1">, </text:span><text:span text:style-name="Source_20_Text"><text:span text:style-name="T1">&lt;=</text:span></text:span><text:span text:style-name="T1">, </text:span><text:span text:style-name="Source_20_Text"><text:span text:style-name="T1">&gt;=</text:span></text:span></text:p>
        </text:list-item>
        <text:list-item>
          <text:p text:style-name="P18"><text:span text:style-name="Strong_20_Emphasis"><text:span text:style-name="T1">Logische operatoren</text:span></text:span><text:span text:style-name="T1">: </text:span><text:span text:style-name="Source_20_Text"><text:span text:style-name="T1">&amp;&amp;</text:span></text:span><text:span text:style-name="T1"> (EN), </text:span><text:span text:style-name="Source_20_Text"><text:span text:style-name="T1">||</text:span></text:span><text:span text:style-name="T1"> (OF), </text:span><text:span text:style-name="Source_20_Text"><text:span text:style-name="T1">!</text:span></text:span><text:span text:style-name="T1"> (NIET)</text:span></text:p>
        </text:list-item>
      </text:list>
      <text:p text:style-name="P5">Voorbeeld:</text:p>
      <text:p text:style-name="P3">javascript</text:p>
      <text:p text:style-name="P3">Code kopiëren</text:p>
      <text:p text:style-name="P6"><text:span text:style-name="Source_20_Text"><text:span text:style-name="T1">let x = 10;</text:span></text:span></text:p>
      <text:p text:style-name="P6"><text:span text:style-name="Source_20_Text"><text:span text:style-name="T1">let y = 5;</text:span></text:span></text:p>
      <text:p text:style-name="P4"/>
      <text:p text:style-name="P6"><text:span text:style-name="Source_20_Text"><text:span text:style-name="T1">console.log(x + y); // Output: 15</text:span></text:span></text:p>
      <text:p text:style-name="P6"><text:span text:style-name="Source_20_Text"><text:span text:style-name="T1">console.log(x === y); // Output: false (strikt gelijk)</text:span></text:span></text:p>
      <text:p text:style-name="P7"><text:span text:style-name="Source_20_Text"><text:span text:style-name="T1">console.log(x &gt; y &amp;&amp; y &lt; 10); // Output: true (EN operator)</text:span></text:span></text:p>
      <text:h text:style-name="Heading_20_3" text:outline-level="3"><text:span text:style-name="T1">6. </text:span><text:span text:style-name="Strong_20_Emphasis"><text:span text:style-name="T1">Functies</text:span></text:span></text:h>
      <text:p text:style-name="Text_20_body"><text:span text:style-name="T1">Functies worden gebruikt om blokken code te hergebruiken. Je definieert een functie met </text:span><text:span text:style-name="Source_20_Text"><text:span text:style-name="T1">function</text:span></text:span><text:span text:style-name="T1">.</text:span></text:p>
      <text:p text:style-name="P5">Voorbeeld:</text:p>
      <text:p text:style-name="P3">javascript</text:p>
      <text:p text:style-name="P3">Code kopiëren</text:p>
      <text:p text:style-name="P6"><text:span text:style-name="Source_20_Text"><text:span text:style-name="T1">function greet(naam) {</text:span></text:span></text:p>
      <text:p text:style-name="P6"><text:span text:style-name="Source_20_Text"><text:span text:style-name="T1"><text:s text:c="4"/>console.log("Hallo, " + naam + "!");</text:span></text:span></text:p>
      <text:p text:style-name="P6"><text:span text:style-name="Source_20_Text"><text:span text:style-name="T1">}</text:span></text:span></text:p>
      <text:p text:style-name="P4"><text:soft-page-break/></text:p>
      <text:p text:style-name="P7"><text:span text:style-name="Source_20_Text"><text:span text:style-name="T1">greet("John"); <text:s/>// Output: Hallo, John!</text:span></text:span></text:p>
      <text:p text:style-name="Text_20_body"><text:span text:style-name="T1">Er zijn ook </text:span><text:span text:style-name="Strong_20_Emphasis"><text:span text:style-name="T1">pijl-functies</text:span></text:span><text:span text:style-name="T1"> (arrow functions), die een kortere syntaxis hebben:</text:span></text:p>
      <text:p text:style-name="P3">javascript</text:p>
      <text:p text:style-name="P3">Code kopiëren</text:p>
      <text:p text:style-name="P6"><text:span text:style-name="Source_20_Text"><text:span text:style-name="T1">const greet = (naam) =&gt; {</text:span></text:span></text:p>
      <text:p text:style-name="P6"><text:span text:style-name="Source_20_Text"><text:span text:style-name="T1"><text:s text:c="4"/>console.log("Hallo, " + naam + "!");</text:span></text:span></text:p>
      <text:p text:style-name="P6"><text:span text:style-name="Source_20_Text"><text:span text:style-name="T1">};</text:span></text:span></text:p>
      <text:p text:style-name="P4"/>
      <text:p text:style-name="P7"><text:span text:style-name="Source_20_Text"><text:span text:style-name="T1">greet("Jane"); <text:s/>// Output: Hallo, Jane!</text:span></text:span></text:p>
      <text:h text:style-name="Heading_20_3" text:outline-level="3"><text:span text:style-name="T1">7. </text:span><text:span text:style-name="Strong_20_Emphasis"><text:span text:style-name="T1">Voorwaardelijke logica (if, else)</text:span></text:span></text:h>
      <text:p text:style-name="Text_20_body"><text:span text:style-name="T1">Met </text:span><text:span text:style-name="Source_20_Text"><text:span text:style-name="T1">if</text:span></text:span><text:span text:style-name="T1">, </text:span><text:span text:style-name="Source_20_Text"><text:span text:style-name="T1">else if</text:span></text:span><text:span text:style-name="T1">, en </text:span><text:span text:style-name="Source_20_Text"><text:span text:style-name="T1">else</text:span></text:span><text:span text:style-name="T1"> kun je code op basis van een voorwaarde uitvoeren.</text:span></text:p>
      <text:p text:style-name="P5">Voorbeeld:</text:p>
      <text:p text:style-name="P3">javascript</text:p>
      <text:p text:style-name="P3">Code kopiëren</text:p>
      <text:p text:style-name="P6"><text:span text:style-name="Source_20_Text"><text:span text:style-name="T1">let leeftijd = 18;</text:span></text:span></text:p>
      <text:p text:style-name="P4"/>
      <text:p text:style-name="P6"><text:span text:style-name="Source_20_Text"><text:span text:style-name="T1">if (leeftijd &gt;= 18) {</text:span></text:span></text:p>
      <text:p text:style-name="P6"><text:span text:style-name="Source_20_Text"><text:span text:style-name="T1"><text:s text:c="4"/>console.log("Je bent volwassen.");</text:span></text:span></text:p>
      <text:p text:style-name="P6"><text:span text:style-name="Source_20_Text"><text:span text:style-name="T1">} else {</text:span></text:span></text:p>
      <text:p text:style-name="P6"><text:span text:style-name="Source_20_Text"><text:span text:style-name="T1"><text:s text:c="4"/>console.log("Je bent minderjarig.");</text:span></text:span></text:p>
      <text:p text:style-name="P7"><text:span text:style-name="Source_20_Text"><text:span text:style-name="T1">}</text:span></text:span></text:p>
      <text:h text:style-name="Heading_20_3" text:outline-level="3"><text:span text:style-name="T1">8. </text:span><text:span text:style-name="Strong_20_Emphasis"><text:span text:style-name="T1">Loops (lussen)</text:span></text:span></text:h>
      <text:p text:style-name="P5">Met lussen kun je herhaaldelijk dezelfde code uitvoeren.</text:p>
      <text:list text:style-name="L4">
        <text:list-item>
          <text:p text:style-name="P20"><text:span text:style-name="Strong_20_Emphasis"><text:span text:style-name="T1">for-loop</text:span></text:span><text:span text:style-name="T1">:</text:span></text:p>
        </text:list-item>
      </text:list>
      <text:p text:style-name="P3">javascript</text:p>
      <text:p text:style-name="P3">Code kopiëren</text:p>
      <text:p text:style-name="P6"><text:span text:style-name="Source_20_Text"><text:span text:style-name="T1">for (let i = 0; i &lt; 5; i++) {</text:span></text:span></text:p>
      <text:p text:style-name="P6"><text:span text:style-name="Source_20_Text"><text:span text:style-name="T1"><text:s text:c="4"/>console.log(i); <text:s/>// Output: 0, 1, 2, 3, 4</text:span></text:span></text:p>
      <text:p text:style-name="P7"><text:span text:style-name="Source_20_Text"><text:span text:style-name="T1">}</text:span></text:span></text:p>
      <text:list text:style-name="L5">
        <text:list-item>
          <text:p text:style-name="P21"><text:span text:style-name="Strong_20_Emphasis"><text:span text:style-name="T1">while-loop</text:span></text:span><text:span text:style-name="T1">:</text:span></text:p>
        </text:list-item>
      </text:list>
      <text:p text:style-name="P3">javascript</text:p>
      <text:p text:style-name="P3">Code kopiëren</text:p>
      <text:p text:style-name="P6"><text:span text:style-name="Source_20_Text"><text:span text:style-name="T1">let i = 0;</text:span></text:span></text:p>
      <text:p text:style-name="P6"><text:span text:style-name="Source_20_Text"><text:span text:style-name="T1">while (i &lt; 5) {</text:span></text:span></text:p>
      <text:p text:style-name="P6"><text:span text:style-name="Source_20_Text"><text:span text:style-name="T1"><text:s text:c="4"/>console.log(i); <text:s/>// Output: 0, 1, 2, 3, 4</text:span></text:span></text:p>
      <text:p text:style-name="P6"><text:span text:style-name="Source_20_Text"><text:span text:style-name="T1"><text:s text:c="4"/>i++;</text:span></text:span></text:p>
      <text:p text:style-name="P7"><text:span text:style-name="Source_20_Text"><text:span text:style-name="T1">}</text:span></text:span></text:p>
      <text:h text:style-name="Heading_20_3" text:outline-level="3"><text:span text:style-name="T1">9. </text:span><text:span text:style-name="Strong_20_Emphasis"><text:span text:style-name="T1">Objecten</text:span></text:span></text:h>
      <text:p text:style-name="P5">Objecten zijn verzamelingen van sleutel-waarde paren. Ze worden gebruikt om gegevens te groeperen.</text:p>
      <text:p text:style-name="P5">Voorbeeld:</text:p>
      <text:p text:style-name="P3"><text:soft-page-break/>javascript</text:p>
      <text:p text:style-name="P3">Code kopiëren</text:p>
      <text:p text:style-name="P6"><text:span text:style-name="Source_20_Text"><text:span text:style-name="T1">let persoon = {</text:span></text:span></text:p>
      <text:p text:style-name="P6"><text:span text:style-name="Source_20_Text"><text:span text:style-name="T1"><text:s text:c="4"/>naam: "John",</text:span></text:span></text:p>
      <text:p text:style-name="P6"><text:span text:style-name="Source_20_Text"><text:span text:style-name="T1"><text:s text:c="4"/>leeftijd: 30,</text:span></text:span></text:p>
      <text:p text:style-name="P6"><text:span text:style-name="Source_20_Text"><text:span text:style-name="T1"><text:s text:c="4"/>adres: "Amsterdam"</text:span></text:span></text:p>
      <text:p text:style-name="P6"><text:span text:style-name="Source_20_Text"><text:span text:style-name="T1">};</text:span></text:span></text:p>
      <text:p text:style-name="P4"/>
      <text:p text:style-name="P6"><text:span text:style-name="Source_20_Text"><text:span text:style-name="T1">console.log(persoon.naam); <text:s/>// Output: John</text:span></text:span></text:p>
      <text:p text:style-name="P7"><text:span text:style-name="Source_20_Text"><text:span text:style-name="T1">console.log(persoon["leeftijd"]); <text:s/>// Output: 30</text:span></text:span></text:p>
      <text:h text:style-name="Heading_20_3" text:outline-level="3"><text:span text:style-name="T1">10. </text:span><text:span text:style-name="Strong_20_Emphasis"><text:span text:style-name="T1">Arrays</text:span></text:span></text:h>
      <text:p text:style-name="P5">Arrays zijn lijsten van gegevens. Je kunt items ophalen via hun index (0-gebaseerd).</text:p>
      <text:p text:style-name="P5">Voorbeeld:</text:p>
      <text:p text:style-name="P3">javascript</text:p>
      <text:p text:style-name="P3">Code kopiëren</text:p>
      <text:p text:style-name="P6"><text:span text:style-name="Source_20_Text"><text:span text:style-name="T1">let fruits = ["appel", "banaan", "kers"];</text:span></text:span></text:p>
      <text:p text:style-name="P4"/>
      <text:p text:style-name="P6"><text:span text:style-name="Source_20_Text"><text:span text:style-name="T1">console.log(fruits[0]); <text:s/>// Output: appel</text:span></text:span></text:p>
      <text:p text:style-name="P6"><text:span text:style-name="Source_20_Text"><text:span text:style-name="T1">console.log(fruits.length); <text:s/>// Output: 3</text:span></text:span></text:p>
      <text:p text:style-name="P4"/>
      <text:p text:style-name="P6"><text:span text:style-name="Source_20_Text"><text:span text:style-name="T1">fruits.push("druif"); <text:s/>// Voegt een item toe aan het einde</text:span></text:span></text:p>
      <text:p text:style-name="P7"><text:span text:style-name="Source_20_Text"><text:span text:style-name="T1">console.log(fruits); <text:s/>// Output: ["appel", "banaan", "kers", "druif"]</text:span></text:span></text:p>
      <text:h text:style-name="Heading_20_3" text:outline-level="3"><text:span text:style-name="T1">11. </text:span><text:span text:style-name="Strong_20_Emphasis"><text:span text:style-name="T1">Asynchrone JavaScript (setTimeout, Promises, async/await)</text:span></text:span></text:h>
      <text:p text:style-name="P5">Asynchrone code is essentieel voor het werken met bijvoorbeeld API-aanroepen of timers.</text:p>
      <text:list text:style-name="L6">
        <text:list-item>
          <text:p text:style-name="P22"><text:span text:style-name="Strong_20_Emphasis"><text:span text:style-name="T1">setTimeout</text:span></text:span><text:span text:style-name="T1">: Voert een functie uit na een vertraging.</text:span></text:p>
        </text:list-item>
      </text:list>
      <text:p text:style-name="P3">javascript</text:p>
      <text:p text:style-name="P3">Code kopiëren</text:p>
      <text:p text:style-name="P6"><text:span text:style-name="Source_20_Text"><text:span text:style-name="T1">setTimeout(() =&gt; {</text:span></text:span></text:p>
      <text:p text:style-name="P6"><text:span text:style-name="Source_20_Text"><text:span text:style-name="T1"><text:s text:c="4"/>console.log("Dit gebeurt na 2 seconden");</text:span></text:span></text:p>
      <text:p text:style-name="P7"><text:span text:style-name="Source_20_Text"><text:span text:style-name="T1">}, 2000);</text:span></text:span></text:p>
      <text:list text:style-name="L7">
        <text:list-item>
          <text:p text:style-name="P23"><text:span text:style-name="Strong_20_Emphasis"><text:span text:style-name="T1">Promises</text:span></text:span><text:span text:style-name="T1">: Gebruikt voor asynchrone operaties, zoals API-aanroepen.</text:span></text:p>
        </text:list-item>
      </text:list>
      <text:p text:style-name="P3">javascript</text:p>
      <text:p text:style-name="P3">Code kopiëren</text:p>
      <text:p text:style-name="P6"><text:span text:style-name="Source_20_Text"><text:span text:style-name="T1">let promise = new Promise((resolve, reject) =&gt; {</text:span></text:span></text:p>
      <text:p text:style-name="P6"><text:span text:style-name="Source_20_Text"><text:span text:style-name="T1"><text:s text:c="4"/>let success = true;</text:span></text:span></text:p>
      <text:p text:style-name="P6"><text:span text:style-name="Source_20_Text"><text:span text:style-name="T1"><text:s text:c="4"/>if (success) {</text:span></text:span></text:p>
      <text:p text:style-name="P6"><text:span text:style-name="Source_20_Text"><text:span text:style-name="T1"><text:s text:c="8"/>resolve("Sucess!");</text:span></text:span></text:p>
      <text:p text:style-name="P6"><text:span text:style-name="Source_20_Text"><text:span text:style-name="T1"><text:s text:c="4"/>} else {</text:span></text:span></text:p>
      <text:p text:style-name="P6"><text:span text:style-name="Source_20_Text"><text:span text:style-name="T1"><text:s text:c="8"/>reject("Fout!");</text:span></text:span></text:p>
      <text:p text:style-name="P6"><text:span text:style-name="Source_20_Text"><text:span text:style-name="T1"><text:s text:c="4"/>}</text:span></text:span></text:p>
      <text:p text:style-name="P6"><text:span text:style-name="Source_20_Text"><text:span text:style-name="T1">});</text:span></text:span></text:p>
      <text:p text:style-name="P4"/>
      <text:p text:style-name="P6"><text:span text:style-name="Source_20_Text"><text:span text:style-name="T1">promise</text:span></text:span></text:p>
      <text:p text:style-name="P6"><text:span text:style-name="Source_20_Text"><text:span text:style-name="T1"><text:s text:c="4"/>.then(result =&gt; console.log(result)) <text:s text:c="2"/>// Output: Success!</text:span></text:span></text:p>
      <text:p text:style-name="P7"><text:span text:style-name="Source_20_Text"><text:span text:style-name="T1"><text:s text:c="4"/>.catch(error =&gt; console.log(error));</text:span></text:span></text:p>
      <text:list text:style-name="L8">
        <text:list-item>
          <text:p text:style-name="P24"><text:span text:style-name="Strong_20_Emphasis"><text:span text:style-name="T1">async/await</text:span></text:span><text:span text:style-name="T1">: Biedt een makkelijker manier om met asynchrone code te werken.</text:span></text:p>
        </text:list-item>
      </text:list>
      <text:p text:style-name="P3"><text:soft-page-break/>javascript</text:p>
      <text:p text:style-name="P3">Code kopiëren</text:p>
      <text:p text:style-name="P6"><text:span text:style-name="Source_20_Text"><text:span text:style-name="T1">async function fetchData() {</text:span></text:span></text:p>
      <text:p text:style-name="P6"><text:span text:style-name="Source_20_Text"><text:span text:style-name="T1"><text:s text:c="4"/>let response = await fetch("https://api.example.com/data");</text:span></text:span></text:p>
      <text:p text:style-name="P6"><text:span text:style-name="Source_20_Text"><text:span text:style-name="T1"><text:s text:c="4"/>let data = await response.json();</text:span></text:span></text:p>
      <text:p text:style-name="P6"><text:span text:style-name="Source_20_Text"><text:span text:style-name="T1"><text:s text:c="4"/>console.log(data);</text:span></text:span></text:p>
      <text:p text:style-name="P6"><text:span text:style-name="Source_20_Text"><text:span text:style-name="T1">}</text:span></text:span></text:p>
      <text:p text:style-name="P4"/>
      <text:p text:style-name="P7"><text:span text:style-name="Source_20_Text"><text:span text:style-name="T1">fetchData();</text:span></text:span></text:p>
      <text:p text:style-name="P2"/>
      <text:h text:style-name="Heading_20_3" text:outline-level="3"><text:span text:style-name="T1">12. </text:span><text:span text:style-name="Strong_20_Emphasis"><text:span text:style-name="T1">Dom Manipulatie (Document Object Model)</text:span></text:span></text:h>
      <text:p text:style-name="P5">Met JavaScript kun je de HTML en CSS van een pagina dynamisch aanpassen.</text:p>
      <text:p text:style-name="P5">Voorbeeld:</text:p>
      <text:p text:style-name="P3">html</text:p>
      <text:p text:style-name="P3">Code kopiëren</text:p>
      <text:p text:style-name="P6"><text:span text:style-name="Source_20_Text"><text:span text:style-name="T1">&lt;!DOCTYPE html&gt;</text:span></text:span></text:p>
      <text:p text:style-name="P6"><text:span text:style-name="Source_20_Text"><text:span text:style-name="T1">&lt;html&gt;</text:span></text:span></text:p>
      <text:p text:style-name="P6"><text:span text:style-name="Source_20_Text"><text:span text:style-name="T1">&lt;head&gt;</text:span></text:span></text:p>
      <text:p text:style-name="P6"><text:span text:style-name="Source_20_Text"><text:span text:style-name="T1"><text:s text:c="4"/>&lt;title&gt;DOM Manipulatie&lt;/title&gt;</text:span></text:span></text:p>
      <text:p text:style-name="P6"><text:span text:style-name="Source_20_Text"><text:span text:style-name="T1">&lt;/head&gt;</text:span></text:span></text:p>
      <text:p text:style-name="P6"><text:span text:style-name="Source_20_Text"><text:span text:style-name="T1">&lt;body&gt;</text:span></text:span></text:p>
      <text:p text:style-name="P6"><text:span text:style-name="Source_20_Text"><text:span text:style-name="T1"><text:s text:c="4"/>&lt;h1 id="mijnTitel"&gt;Hallo!&lt;/h1&gt;</text:span></text:span></text:p>
      <text:p text:style-name="P6"><text:span text:style-name="Source_20_Text"><text:span text:style-name="T1"><text:s text:c="4"/>&lt;script&gt;</text:span></text:span></text:p>
      <text:p text:style-name="P6"><text:span text:style-name="Source_20_Text"><text:span text:style-name="T1"><text:s text:c="8"/>document.getElementById("mijnTitel").innerText = "Hallo, JavaScript!";</text:span></text:span></text:p>
      <text:p text:style-name="P6"><text:span text:style-name="Source_20_Text"><text:span text:style-name="T1"><text:s text:c="4"/>&lt;/script&gt;</text:span></text:span></text:p>
      <text:p text:style-name="P6"><text:span text:style-name="Source_20_Text"><text:span text:style-name="T1">&lt;/body&gt;</text:span></text:span></text:p>
      <text:p text:style-name="P7"><text:span text:style-name="Source_20_Text"><text:span text:style-name="T1">&lt;/html&gt;</text:span></text:span></text:p>
      <text:p text:style-name="P2"/>
      <text:h text:style-name="P1" text:outline-level="3">Samenvatting</text:h>
      <text:p text:style-name="P5">Deze spoedcursus heeft je door de basisconcepten van JavaScript geleid, zoals variabelen, functies, objecten, arrays, lussen, en DOM-manipulatie. Met deze kennis kun je beginnen met het schrijven van dynamische webpagina’s. Er is veel meer te leren, zoals geavanceerde onderwerpen zoals modules, closures, en het werken met API's, maar deze basis is een goede start.</text:p>
      <text:p text:style-name="P5">Wil je verder gaan met leren of specifieke onderwerpen dieper verkennen? Laat het me weten!</text:p>
      <text:p text:style-name="P5"/>
      <text:p text:style-name="P5"/>
      <text:h text:style-name="P8" text:outline-level="3">Wat is het DOM?</text:h>
      <text:p text:style-name="Text_20_body"><text:span text:style-name="Strong_20_Emphasis"><text:span text:style-name="T1">DOM</text:span></text:span><text:span text:style-name="T1"> staat voor </text:span><text:span text:style-name="Strong_20_Emphasis"><text:span text:style-name="T1">Document Object Model</text:span></text:span><text:span text:style-name="T1">. Het is een programmeerinterface voor HTML- en XML-documenten. Het DOM beschrijft de structuur van een webpagina als een boom van objecten die representeren:</text:span></text:p>
      <text:list text:style-name="L9">
        <text:list-item>
          <text:p text:style-name="P30"><text:span text:style-name="T1">HTML-elementen (zoals </text:span><text:span text:style-name="Source_20_Text"><text:span text:style-name="T1">&lt;div&gt;</text:span></text:span><text:span text:style-name="T1">, </text:span><text:span text:style-name="Source_20_Text"><text:span text:style-name="T1">&lt;p&gt;</text:span></text:span><text:span text:style-name="T1">, </text:span><text:span text:style-name="Source_20_Text"><text:span text:style-name="T1">&lt;button&gt;</text:span></text:span><text:span text:style-name="T1">, enz.) </text:span></text:p>
        </text:list-item>
        <text:list-item>
          <text:p text:style-name="P30"><text:span text:style-name="T1">Attributen van deze elementen (zoals </text:span><text:span text:style-name="Source_20_Text"><text:span text:style-name="T1">id</text:span></text:span><text:span text:style-name="T1">, </text:span><text:span text:style-name="Source_20_Text"><text:span text:style-name="T1">class</text:span></text:span><text:span text:style-name="T1">, </text:span><text:span text:style-name="Source_20_Text"><text:span text:style-name="T1">src</text:span></text:span><text:span text:style-name="T1">, enz.) </text:span></text:p>
        </text:list-item>
        <text:list-item>
          <text:p text:style-name="P29"><text:span text:style-name="T1">De tekst tussen de HTML-elementen (zoals de inhoud binnen een </text:span><text:span text:style-name="Source_20_Text"><text:span text:style-name="T1">&lt;p&gt;</text:span></text:span><text:span text:style-name="T1">-tag) </text:span></text:p>
        </text:list-item>
      </text:list>
      <text:p text:style-name="P5">Wanneer je een webpagina laadt, maakt de browser een representatie van de pagina aan in het geheugen (de DOM). JavaScript kan dan de DOM manipuleren, oftewel de inhoud, structuur en stijl van de webpagina wijzigen.</text:p>
      <text:h text:style-name="P1" text:outline-level="3">Waarom is DOM-manipulatie belangrijk?</text:h>
      <text:p text:style-name="P5">DOM-manipulatie stelt je in staat om:</text:p>
      <text:list text:style-name="L10">
        <text:list-item>
          <text:p text:style-name="P32"><text:span text:style-name="Strong_20_Emphasis"><text:span text:style-name="T1">Inhoud van een pagina aan te passen</text:span></text:span><text:span text:style-name="T1"> (zoals tekst in een paragraaf of afbeelding). </text:span></text:p>
        </text:list-item>
        <text:list-item>
          <text:p text:style-name="P32"><text:span text:style-name="Strong_20_Emphasis"><text:span text:style-name="T1">Elementen toe te voegen of te verwijderen</text:span></text:span><text:span text:style-name="T1"> van de pagina (zoals knoppen, lijsten, enz.). </text:span></text:p>
        </text:list-item>
        <text:list-item>
          <text:p text:style-name="P32"><text:span text:style-name="Strong_20_Emphasis"><text:span text:style-name="T1">Stijlen te wijzigen</text:span></text:span><text:span text:style-name="T1"> (zoals het veranderen van de kleur van een tekst of het aanpassen van de layout). </text:span></text:p>
        </text:list-item>
        <text:list-item>
          <text:p text:style-name="P31"><text:span text:style-name="Strong_20_Emphasis"><text:span text:style-name="T1">Gebeurtenissen te behandelen</text:span></text:span><text:span text:style-name="T1">, zoals klikken, toetsenbordinvoer en meer. </text:span></text:p>
        </text:list-item>
      </text:list>
      <text:h text:style-name="P1" text:outline-level="3">Hoe manipuleer je het DOM met JavaScript?</text:h>
      <text:p text:style-name="P5">Je gebruikt JavaScript om het DOM te benaderen en te wijzigen via verschillende methoden. Hier zijn enkele veelvoorkomende taken en de bijbehorende JavaScript-methoden:</text:p>
      <text:h text:style-name="Heading_20_4" text:outline-level="4"><text:span text:style-name="T1">1. </text:span><text:span text:style-name="Strong_20_Emphasis"><text:span text:style-name="T1">Elementen selecteren</text:span></text:span></text:h>
      <text:p text:style-name="P5">Om elementen in de DOM te selecteren en ermee te werken, kun je verschillende methoden gebruiken:</text:p>
      <text:list text:style-name="L11">
        <text:list-item>
          <text:p text:style-name="P34"><text:span text:style-name="Strong_20_Emphasis"><text:span text:style-name="Source_20_Text"><text:span text:style-name="T1">getElementById()</text:span></text:span></text:span><text:span text:style-name="T1">: Selecteert een element op basis van zijn </text:span><text:span text:style-name="Source_20_Text"><text:span text:style-name="T1">id</text:span></text:span><text:span text:style-name="T1">. </text:span></text:p>
        </text:list-item>
        <text:list-item>
          <text:p text:style-name="P34"><text:span text:style-name="Strong_20_Emphasis"><text:span text:style-name="Source_20_Text"><text:span text:style-name="T1">getElementsByClassName()</text:span></text:span></text:span><text:span text:style-name="T1">: Selecteert elementen op basis van hun </text:span><text:span text:style-name="Source_20_Text"><text:span text:style-name="T1">class</text:span></text:span><text:span text:style-name="T1">. </text:span></text:p>
        </text:list-item>
        <text:list-item>
          <text:p text:style-name="P34"><text:span text:style-name="Strong_20_Emphasis"><text:span text:style-name="Source_20_Text"><text:span text:style-name="T1">getElementsByTagName()</text:span></text:span></text:span><text:span text:style-name="T1">: Selecteert elementen op basis van hun HTML-tagnaam. </text:span></text:p>
        </text:list-item>
        <text:list-item>
          <text:p text:style-name="P34"><text:span text:style-name="Strong_20_Emphasis"><text:span text:style-name="Source_20_Text"><text:span text:style-name="T1">querySelector()</text:span></text:span></text:span><text:span text:style-name="T1">: Selecteert het eerste element dat overeenkomt met een CSS-selector. </text:span></text:p>
        </text:list-item>
        <text:list-item>
          <text:p text:style-name="P33"><text:span text:style-name="Strong_20_Emphasis"><text:span text:style-name="Source_20_Text"><text:span text:style-name="T1">querySelectorAll()</text:span></text:span></text:span><text:span text:style-name="T1">: Selecteert alle elementen die overeenkomen met een CSS-selector. </text:span></text:p>
        </text:list-item>
      </text:list>
      <text:p text:style-name="P5">Voorbeelden:</text:p>
      <text:p text:style-name="Preformatted_20_Text"><text:span text:style-name="Source_20_Text"><text:span text:style-name="T1">// Selecteren op id</text:span></text:span></text:p>
      <text:p text:style-name="Preformatted_20_Text"><text:span text:style-name="Source_20_Text"><text:span text:style-name="T1">let titel = document.getElementById('mijnTitel');</text:span></text:span></text:p>
      <text:p text:style-name="P3"/>
      <text:p text:style-name="Preformatted_20_Text"><text:span text:style-name="Source_20_Text"><text:span text:style-name="T1">// Selecteren op class</text:span></text:span></text:p>
      <text:p text:style-name="Preformatted_20_Text"><text:span text:style-name="Source_20_Text"><text:span text:style-name="T1">let paragrafen = document.getElementsByClassName('mijnParagraaf');</text:span></text:span></text:p>
      <text:p text:style-name="P3"/>
      <text:p text:style-name="Preformatted_20_Text"><text:span text:style-name="Source_20_Text"><text:span text:style-name="T1">// Selecteren met een CSS-selector</text:span></text:span></text:p>
      <text:p text:style-name="P10"><text:span text:style-name="Source_20_Text"><text:span text:style-name="T1">let knop = document.querySelector('button');</text:span></text:span></text:p>
      <text:h text:style-name="Heading_20_4" text:outline-level="4"><text:soft-page-break/><text:span text:style-name="T1">2. </text:span><text:span text:style-name="Strong_20_Emphasis"><text:span text:style-name="T1">Inhoud wijzigen</text:span></text:span></text:h>
      <text:p text:style-name="P5">Na het selecteren van een element, kun je de inhoud ervan aanpassen.</text:p>
      <text:list text:style-name="L12">
        <text:list-item>
          <text:p text:style-name="P36"><text:span text:style-name="Strong_20_Emphasis"><text:span text:style-name="Source_20_Text"><text:span text:style-name="T1">innerText</text:span></text:span></text:span><text:span text:style-name="T1">: Wijzigt de zichtbare tekst van een element. </text:span></text:p>
        </text:list-item>
        <text:list-item>
          <text:p text:style-name="P35"><text:span text:style-name="Strong_20_Emphasis"><text:span text:style-name="Source_20_Text"><text:span text:style-name="T1">innerHTML</text:span></text:span></text:span><text:span text:style-name="T1">: Wijzigt de HTML-inhoud (inclusief eventuele tags) van een element. </text:span></text:p>
        </text:list-item>
      </text:list>
      <text:p text:style-name="P5">Voorbeeld:</text:p>
      <text:p text:style-name="Preformatted_20_Text"><text:span text:style-name="Source_20_Text"><text:span text:style-name="T1">let titel = document.getElementById('mijnTitel');</text:span></text:span></text:p>
      <text:p text:style-name="Preformatted_20_Text"><text:span text:style-name="Source_20_Text"><text:span text:style-name="T1">titel.innerText = "Nieuwe Titel!"; // Wijzigt de tekst</text:span></text:span></text:p>
      <text:p text:style-name="P3"/>
      <text:p text:style-name="Preformatted_20_Text"><text:span text:style-name="Source_20_Text"><text:span text:style-name="T1">let div = document.getElementById('mijnDiv');</text:span></text:span></text:p>
      <text:p text:style-name="P10"><text:span text:style-name="Source_20_Text"><text:span text:style-name="T1">div.innerHTML = "&lt;p&gt;Nieuwe &lt;strong&gt;HTML&lt;/strong&gt; inhoud&lt;/p&gt;"; // Wijzigt de HTML-inhoud</text:span></text:span></text:p>
      <text:h text:style-name="Heading_20_4" text:outline-level="4"><text:span text:style-name="T1">3. </text:span><text:span text:style-name="Strong_20_Emphasis"><text:span text:style-name="T1">Elementen toevoegen of verwijderen</text:span></text:span></text:h>
      <text:p text:style-name="P5">Met JavaScript kun je elementen toevoegen of verwijderen uit de DOM.</text:p>
      <text:list text:style-name="L13">
        <text:list-item>
          <text:p text:style-name="P38"><text:span text:style-name="Strong_20_Emphasis"><text:span text:style-name="Source_20_Text"><text:span text:style-name="T1">createElement()</text:span></text:span></text:span><text:span text:style-name="T1">: Maak een nieuw element aan. </text:span></text:p>
        </text:list-item>
        <text:list-item>
          <text:p text:style-name="P38"><text:span text:style-name="Strong_20_Emphasis"><text:span text:style-name="Source_20_Text"><text:span text:style-name="T1">appendChild()</text:span></text:span></text:span><text:span text:style-name="T1">: Voeg een nieuw element toe aan een ander element. </text:span></text:p>
        </text:list-item>
        <text:list-item>
          <text:p text:style-name="P38"><text:span text:style-name="Strong_20_Emphasis"><text:span text:style-name="Source_20_Text"><text:span text:style-name="T1">removeChild()</text:span></text:span></text:span><text:span text:style-name="T1">: Verwijder een element uit de DOM. </text:span></text:p>
        </text:list-item>
        <text:list-item>
          <text:p text:style-name="P37"><text:span text:style-name="Strong_20_Emphasis"><text:span text:style-name="Source_20_Text"><text:span text:style-name="T1">remove()</text:span></text:span></text:span><text:span text:style-name="T1">: Verwijder een element zelf (deze is handiger dan </text:span><text:span text:style-name="Source_20_Text"><text:span text:style-name="T1">removeChild()</text:span></text:span><text:span text:style-name="T1">). </text:span></text:p>
        </text:list-item>
      </text:list>
      <text:p text:style-name="P5">Voorbeeld:</text:p>
      <text:p text:style-name="Preformatted_20_Text"><text:span text:style-name="Source_20_Text"><text:span text:style-name="T1">// Een nieuw element aanmaken</text:span></text:span></text:p>
      <text:p text:style-name="Preformatted_20_Text"><text:span text:style-name="Source_20_Text"><text:span text:style-name="T1">let nieuweParagraaf = document.createElement('p');</text:span></text:span></text:p>
      <text:p text:style-name="Preformatted_20_Text"><text:span text:style-name="Source_20_Text"><text:span text:style-name="T1">nieuweParagraaf.innerText = "Dit is een nieuwe paragraaf.";</text:span></text:span></text:p>
      <text:p text:style-name="P3"/>
      <text:p text:style-name="Preformatted_20_Text"><text:span text:style-name="Source_20_Text"><text:span text:style-name="T1">// Het nieuwe element toevoegen aan de body</text:span></text:span></text:p>
      <text:p text:style-name="Preformatted_20_Text"><text:span text:style-name="Source_20_Text"><text:span text:style-name="T1">document.body.appendChild(nieuweParagraaf);</text:span></text:span></text:p>
      <text:p text:style-name="P3"/>
      <text:p text:style-name="Preformatted_20_Text"><text:span text:style-name="Source_20_Text"><text:span text:style-name="T1">// Verwijderen van een element</text:span></text:span></text:p>
      <text:p text:style-name="Preformatted_20_Text"><text:span text:style-name="Source_20_Text"><text:span text:style-name="T1">let oudElement = document.getElementById('oudElement');</text:span></text:span></text:p>
      <text:p text:style-name="P10"><text:span text:style-name="Source_20_Text"><text:span text:style-name="T1">oudElement.remove(); <text:s/>// Verwijdert het element zelf</text:span></text:span></text:p>
      <text:h text:style-name="Heading_20_4" text:outline-level="4"><text:span text:style-name="T1">4. </text:span><text:span text:style-name="Strong_20_Emphasis"><text:span text:style-name="T1">Stijlen wijzigen</text:span></text:span></text:h>
      <text:p text:style-name="Text_20_body"><text:span text:style-name="T1">Je kunt de stijl van elementen wijzigen door toegang te krijgen tot hun </text:span><text:span text:style-name="Source_20_Text"><text:span text:style-name="T1">style</text:span></text:span><text:span text:style-name="T1">-eigenschappen.</text:span></text:p>
      <text:p text:style-name="P5">Voorbeeld:</text:p>
      <text:p text:style-name="Preformatted_20_Text"><text:span text:style-name="Source_20_Text"><text:span text:style-name="T1">let titel = document.getElementById('mijnTitel');</text:span></text:span></text:p>
      <text:p text:style-name="Preformatted_20_Text"><text:span text:style-name="Source_20_Text"><text:span text:style-name="T1">titel.style.color = "blue"; <text:s/>// Verandert de tekstkleur naar blauw</text:span></text:span></text:p>
      <text:p text:style-name="P10"><text:span text:style-name="Source_20_Text"><text:span text:style-name="T1">titel.style.fontSize = "30px"; <text:s/>// Verandert de fontgrootte naar 30px</text:span></text:span></text:p>
      <text:h text:style-name="Heading_20_4" text:outline-level="4"><text:span text:style-name="T1">5. </text:span><text:span text:style-name="Strong_20_Emphasis"><text:span text:style-name="T1">Gebeurtenissen (Events) behandelen</text:span></text:span></text:h>
      <text:p text:style-name="P5">Je kunt evenementen zoals klikken, muisbewegingen, of het indrukken van toetsen behandelen door eventlisteners toe te voegen aan elementen.</text:p>
      <text:p text:style-name="P5">Voorbeeld:</text:p>
      <text:p text:style-name="Preformatted_20_Text"><text:soft-page-break/><text:span text:style-name="Source_20_Text"><text:span text:style-name="T1">// Voeg een click event listener toe aan een knop</text:span></text:span></text:p>
      <text:p text:style-name="Preformatted_20_Text"><text:span text:style-name="Source_20_Text"><text:span text:style-name="T1">let knop = document.querySelector('button');</text:span></text:span></text:p>
      <text:p text:style-name="Preformatted_20_Text"><text:span text:style-name="Source_20_Text"><text:span text:style-name="T1">knop.addEventListener('click', function() {</text:span></text:span></text:p>
      <text:p text:style-name="Preformatted_20_Text"><text:span text:style-name="Source_20_Text"><text:span text:style-name="T1"><text:s text:c="4"/>alert('De knop is geklikt!');</text:span></text:span></text:p>
      <text:p text:style-name="P10"><text:span text:style-name="Source_20_Text"><text:span text:style-name="T1">});</text:span></text:span></text:p>
      <text:p text:style-name="Text_20_body"><text:span text:style-name="T1">Je kunt ook andere events gebruiken zoals </text:span><text:span text:style-name="Source_20_Text"><text:span text:style-name="T1">mouseover</text:span></text:span><text:span text:style-name="T1">, </text:span><text:span text:style-name="Source_20_Text"><text:span text:style-name="T1">keydown</text:span></text:span><text:span text:style-name="T1">, </text:span><text:span text:style-name="Source_20_Text"><text:span text:style-name="T1">submit</text:span></text:span><text:span text:style-name="T1">, enzovoort.</text:span></text:p>
      <text:h text:style-name="P1" text:outline-level="3">Voorbeeld van DOM-manipulatie</text:h>
      <text:p text:style-name="P5">Hier is een voorbeeld van een eenvoudige webpagina die JavaScript gebruikt om de DOM te manipuleren:</text:p>
      <text:p text:style-name="Preformatted_20_Text"><text:span text:style-name="Source_20_Text"><text:span text:style-name="T1">&lt;!DOCTYPE html&gt;</text:span></text:span></text:p>
      <text:p text:style-name="Preformatted_20_Text"><text:span text:style-name="Source_20_Text"><text:span text:style-name="T1">&lt;html lang="nl"&gt;</text:span></text:span></text:p>
      <text:p text:style-name="Preformatted_20_Text"><text:span text:style-name="Source_20_Text"><text:span text:style-name="T1">&lt;head&gt;</text:span></text:span></text:p>
      <text:p text:style-name="Preformatted_20_Text"><text:span text:style-name="Source_20_Text"><text:span text:style-name="T1"><text:s text:c="4"/>&lt;meta charset="UTF-8"&gt;</text:span></text:span></text:p>
      <text:p text:style-name="Preformatted_20_Text"><text:span text:style-name="Source_20_Text"><text:span text:style-name="T1"><text:s text:c="4"/>&lt;title&gt;DOM Manipulatie Voorbeeld&lt;/title&gt;</text:span></text:span></text:p>
      <text:p text:style-name="Preformatted_20_Text"><text:span text:style-name="Source_20_Text"><text:span text:style-name="T1">&lt;/head&gt;</text:span></text:span></text:p>
      <text:p text:style-name="Preformatted_20_Text"><text:span text:style-name="Source_20_Text"><text:span text:style-name="T1">&lt;body&gt;</text:span></text:span></text:p>
      <text:p text:style-name="P3"/>
      <text:p text:style-name="Preformatted_20_Text"><text:span text:style-name="Source_20_Text"><text:span text:style-name="T1"><text:s text:c="4"/>&lt;h1 id="mijnTitel"&gt;Oude Titel&lt;/h1&gt;</text:span></text:span></text:p>
      <text:p text:style-name="Preformatted_20_Text"><text:span text:style-name="Source_20_Text"><text:span text:style-name="T1"><text:s text:c="4"/>&lt;p class="mijnParagraaf"&gt;Dit is een paragraaf.&lt;/p&gt;</text:span></text:span></text:p>
      <text:p text:style-name="Preformatted_20_Text"><text:span text:style-name="Source_20_Text"><text:span text:style-name="T1"><text:s text:c="4"/>&lt;button id="mijnKnop"&gt;Klik mij!&lt;/button&gt;</text:span></text:span></text:p>
      <text:p text:style-name="P3"/>
      <text:p text:style-name="Preformatted_20_Text"><text:span text:style-name="Source_20_Text"><text:span text:style-name="T1"><text:s text:c="4"/>&lt;script&gt;</text:span></text:span></text:p>
      <text:p text:style-name="Preformatted_20_Text"><text:span text:style-name="Source_20_Text"><text:span text:style-name="T1"><text:s text:c="8"/>// Wijzig de tekst van de titel</text:span></text:span></text:p>
      <text:p text:style-name="Preformatted_20_Text"><text:span text:style-name="Source_20_Text"><text:span text:style-name="T1"><text:s text:c="8"/>let titel = document.getElementById('mijnTitel');</text:span></text:span></text:p>
      <text:p text:style-name="Preformatted_20_Text"><text:span text:style-name="Source_20_Text"><text:span text:style-name="T1"><text:s text:c="8"/>titel.innerText = "Nieuwe Titel!";</text:span></text:span></text:p>
      <text:p text:style-name="P3"/>
      <text:p text:style-name="Preformatted_20_Text"><text:span text:style-name="Source_20_Text"><text:span text:style-name="T1"><text:s text:c="8"/>// Voeg een nieuwe paragraaf toe</text:span></text:span></text:p>
      <text:p text:style-name="Preformatted_20_Text"><text:span text:style-name="Source_20_Text"><text:span text:style-name="T1"><text:s text:c="8"/>let nieuweParagraaf = document.createElement('p');</text:span></text:span></text:p>
      <text:p text:style-name="Preformatted_20_Text"><text:span text:style-name="Source_20_Text"><text:span text:style-name="T1"><text:s text:c="8"/>nieuweParagraaf.innerText = "Dit is een nieuwe paragraaf die ik heb toegevoegd!";</text:span></text:span></text:p>
      <text:p text:style-name="Preformatted_20_Text"><text:span text:style-name="Source_20_Text"><text:span text:style-name="T1"><text:s text:c="8"/>document.body.appendChild(nieuweParagraaf);</text:span></text:span></text:p>
      <text:p text:style-name="P3"/>
      <text:p text:style-name="Preformatted_20_Text"><text:span text:style-name="Source_20_Text"><text:span text:style-name="T1"><text:s text:c="8"/>// Verander de stijl van de eerste paragraaf</text:span></text:span></text:p>
      <text:p text:style-name="Preformatted_20_Text"><text:span text:style-name="Source_20_Text"><text:span text:style-name="T1"><text:s text:c="8"/>let eersteParagraaf = document.querySelector('.mijnParagraaf');</text:span></text:span></text:p>
      <text:p text:style-name="Preformatted_20_Text"><text:span text:style-name="Source_20_Text"><text:span text:style-name="T1"><text:s text:c="8"/>eersteParagraaf.style.color = "red";</text:span></text:span></text:p>
      <text:p text:style-name="P3"/>
      <text:p text:style-name="Preformatted_20_Text"><text:span text:style-name="Source_20_Text"><text:span text:style-name="T1"><text:s text:c="8"/>// Voeg een click event toe aan de knop</text:span></text:span></text:p>
      <text:p text:style-name="Preformatted_20_Text"><text:span text:style-name="Source_20_Text"><text:span text:style-name="T1"><text:s text:c="8"/>let knop = document.getElementById('mijnKnop');</text:span></text:span></text:p>
      <text:p text:style-name="Preformatted_20_Text"><text:span text:style-name="Source_20_Text"><text:span text:style-name="T1"><text:s text:c="8"/>knop.addEventListener('click', function() {</text:span></text:span></text:p>
      <text:p text:style-name="Preformatted_20_Text"><text:span text:style-name="Source_20_Text"><text:span text:style-name="T1"><text:s text:c="12"/>alert('Knop geklikt!');</text:span></text:span></text:p>
      <text:p text:style-name="Preformatted_20_Text"><text:span text:style-name="Source_20_Text"><text:span text:style-name="T1"><text:s text:c="8"/>});</text:span></text:span></text:p>
      <text:p text:style-name="Preformatted_20_Text"><text:span text:style-name="Source_20_Text"><text:span text:style-name="T1"><text:s text:c="4"/>&lt;/script&gt;</text:span></text:span></text:p>
      <text:p text:style-name="P3"/>
      <text:p text:style-name="Preformatted_20_Text"><text:span text:style-name="Source_20_Text"><text:span text:style-name="T1">&lt;/body&gt;</text:span></text:span></text:p>
      <text:p text:style-name="P10"><text:span text:style-name="Source_20_Text"><text:span text:style-name="T1">&lt;/html&gt;</text:span></text:span></text:p>
      <text:h text:style-name="P1" text:outline-level="3">Samenvatting</text:h>
      <text:list text:style-name="L14">
        <text:list-item>
          <text:p text:style-name="P40"><text:span text:style-name="Strong_20_Emphasis"><text:span text:style-name="T1">DOM-manipulatie</text:span></text:span><text:span text:style-name="T1"> is het proces van het dynamisch aanpassen van de inhoud, structuur en stijl van een webpagina met JavaScript. </text:span></text:p>
        </text:list-item>
        <text:list-item>
          <text:p text:style-name="P40"><text:span text:style-name="T1">Je kunt elementen </text:span><text:span text:style-name="Strong_20_Emphasis"><text:span text:style-name="T1">selecteren</text:span></text:span><text:span text:style-name="T1">, hun </text:span><text:span text:style-name="Strong_20_Emphasis"><text:span text:style-name="T1">inhoud</text:span></text:span><text:span text:style-name="T1"> wijzigen, nieuwe </text:span><text:span text:style-name="Strong_20_Emphasis"><text:span text:style-name="T1">elementen toevoegen</text:span></text:span><text:span text:style-name="T1"> of bestaande </text:span><text:span text:style-name="Strong_20_Emphasis"><text:span text:style-name="T1">verwijderen</text:span></text:span><text:span text:style-name="T1">, en </text:span><text:span text:style-name="Strong_20_Emphasis"><text:span text:style-name="T1">stijlen</text:span></text:span><text:span text:style-name="T1"> aanpassen. </text:span></text:p>
        </text:list-item>
        <text:list-item>
          <text:p text:style-name="P39"><text:soft-page-break/><text:span text:style-name="T1">Je kunt </text:span><text:span text:style-name="Strong_20_Emphasis"><text:span text:style-name="T1">gebeurtenissen</text:span></text:span><text:span text:style-name="T1"> afhandelen, zoals het klikken op knoppen of het invoeren van tekst. </text:span></text:p>
        </text:list-item>
      </text:list>
      <text:p text:style-name="P5">Door DOM-manipulatie kun je interactieve en dynamische webpagina's maken die reageren op de acties van de gebruiker. Het is een van de kernvaardigheden die je nodig hebt voor webontwikkeling!</text:p>
      <text:p text:style-name="P5"/>
      <text:p text:style-name="P41"><text:span text:style-name="Strong_20_Emphasis"><text:span text:style-name="T1">Node.js</text:span></text:span><text:span text:style-name="T1"> is een runtime-omgeving voor JavaScript die het mogelijk maakt om JavaScript-code buiten een webbrowser uit te voeren, bijvoorbeeld op een server. Het is gebaseerd op de V8 JavaScript-engine van Google Chrome en is vooral handig voor het bouwen van schaalbare netwerkapplicaties zoals webservers.</text:span></text:p>
      <text:p text:style-name="Text_20_body"><text:span text:style-name="Strong_20_Emphasis"><text:span text:style-name="T1">npm</text:span></text:span><text:span text:style-name="T1"> (Node Package Manager) is een pakketbeheerder die samenwerkt met Node.js. Het stelt ontwikkelaars in staat om externe bibliotheken (pakketten) te installeren, beheren en delen. Deze bibliotheken kunnen gebruikt worden om de ontwikkeling van applicaties te versnellen door herbruikbare code toe te voegen.</text:span></text:p>
      <text:p text:style-name="P5">Samengevat:</text:p>
      <text:list text:style-name="L15">
        <text:list-item>
          <text:p text:style-name="P43"><text:span text:style-name="Strong_20_Emphasis"><text:span text:style-name="T1">Node.js</text:span></text:span><text:span text:style-name="T1"> draait JavaScript op de server. </text:span></text:p>
        </text:list-item>
        <text:list-item>
          <text:p text:style-name="P42"><text:span text:style-name="Strong_20_Emphasis"><text:span text:style-name="T1">npm</text:span></text:span><text:span text:style-name="T1"> helpt om JavaScript-pakketten en afhankelijkheden te beheren. </text:span></text:p>
        </text:list-item>
      </text:list>
      <text:p text:style-name="Text_20_body"><text:span text:style-name="T1">Ja, er zijn een aantal belangrijke dingen die je moet weten over de werking van </text:span><text:span text:style-name="Strong_20_Emphasis"><text:span text:style-name="T1">Node.js</text:span></text:span><text:span text:style-name="T1"> en </text:span><text:span text:style-name="Strong_20_Emphasis"><text:span text:style-name="T1">npm</text:span></text:span><text:span text:style-name="T1"> om effectief met deze technologieën te werken. Hier zijn enkele kernpunten:</text:span></text:p>
      <text:h text:style-name="Heading_20_3" text:outline-level="3"><text:span text:style-name="T1">1. </text:span><text:span text:style-name="Strong_20_Emphasis"><text:span text:style-name="T1">Asynchrone werking in Node.js</text:span></text:span></text:h>
      <text:list text:style-name="L16">
        <text:list-item>
          <text:p text:style-name="P45"><text:span text:style-name="Strong_20_Emphasis"><text:span text:style-name="T1">Node.js</text:span></text:span><text:span text:style-name="T1"> is ontworpen voor asynchrone, niet-blokkerende I/O (input/output). Dit betekent dat Node.js verschillende taken tegelijkertijd kan uitvoeren zonder te wachten totdat één taak is voltooid, wat het uitermate geschikt maakt voor toepassingen die veel netwerkverkeer of bestandstoegang vereisen, zoals webservers. </text:span></text:p>
        </text:list-item>
        <text:list-item>
          <text:p text:style-name="P44"><text:span text:style-name="Strong_20_Emphasis"><text:span text:style-name="T1">Callbacks, Promises en Async/Await</text:span></text:span><text:span text:style-name="T1"> worden veel gebruikt in Node.js om asynchrone operaties af te handelen. </text:span></text:p>
        </text:list-item>
      </text:list>
      <text:h text:style-name="Heading_20_3" text:outline-level="3"><text:span text:style-name="T1">2. </text:span><text:span text:style-name="Strong_20_Emphasis"><text:span text:style-name="T1">Event Loop</text:span></text:span></text:h>
      <text:list text:style-name="L17">
        <text:list-item>
          <text:p text:style-name="P47"><text:span text:style-name="T1">Node.js werkt met een </text:span><text:span text:style-name="Strong_20_Emphasis"><text:span text:style-name="T1">event loop</text:span></text:span><text:span text:style-name="T1">: het verwerkt taken zoals HTTP-verzoeken door een enkele thread te gebruiken. Wanneer een taak een asynchrone operatie uitvoert (bijv. lezen van een bestand of ophalen van data via een API), blokkeert Node.js niet en kan het door andere taken gaan totdat de asynchrone taak voltooid is. </text:span></text:p>
        </text:list-item>
        <text:list-item>
          <text:p text:style-name="P46"><text:span text:style-name="T1">Het begrijpen van hoe de </text:span><text:span text:style-name="Strong_20_Emphasis"><text:span text:style-name="T1">event loop</text:span></text:span><text:span text:style-name="T1"> werkt is belangrijk om efficiënt met Node.js te kunnen ontwikkelen. </text:span></text:p>
        </text:list-item>
      </text:list>
      <text:h text:style-name="Heading_20_3" text:outline-level="3"><text:span text:style-name="T1">3. </text:span><text:span text:style-name="Strong_20_Emphasis"><text:span text:style-name="T1">Single-threaded</text:span></text:span></text:h>
      <text:list text:style-name="L18">
        <text:list-item>
          <text:p text:style-name="P49"><text:span text:style-name="Strong_20_Emphasis"><text:span text:style-name="T1">Node.js</text:span></text:span><text:span text:style-name="T1"> is single-threaded, wat betekent dat het slechts één thread gebruikt voor het uitvoeren van de JavaScript-code. Dit kan zowel een voordeel als een uitdaging zijn. Het is snel bij I/O-intensieve toepassingen, maar voor CPU-intensieve taken kan het prestaties beïnvloeden, omdat die de enige thread kunnen blokkeren. </text:span></text:p>
        </text:list-item>
        <text:list-item>
          <text:p text:style-name="P48"><text:span text:style-name="T1">Voor CPU-intensieve operaties kun je bijvoorbeeld </text:span><text:span text:style-name="Strong_20_Emphasis"><text:span text:style-name="T1">Worker Threads</text:span></text:span><text:span text:style-name="T1"> of </text:span><text:span text:style-name="Strong_20_Emphasis"><text:span text:style-name="T1">Child Processes</text:span></text:span><text:span text:style-name="T1"> gebruiken om de werkbelasting te verdelen. </text:span></text:p>
        </text:list-item>
      </text:list>
      <text:h text:style-name="Heading_20_3" text:outline-level="3"><text:soft-page-break/><text:span text:style-name="T1">4. </text:span><text:span text:style-name="Strong_20_Emphasis"><text:span text:style-name="T1">npm en versiebeheer</text:span></text:span></text:h>
      <text:list text:style-name="L19">
        <text:list-item>
          <text:p text:style-name="P51"><text:span text:style-name="Strong_20_Emphasis"><text:span text:style-name="T1">npm</text:span></text:span><text:span text:style-name="T1"> beheert niet alleen pakketten, maar ook versiebeheer van afhankelijkheden. Dit zorgt ervoor dat je specifieke versies van bibliotheken kunt gebruiken die compatibel zijn met je project. </text:span></text:p>
        </text:list-item>
        <text:list-item>
          <text:p text:style-name="P51"><text:span text:style-name="T1">Het bestand </text:span><text:span text:style-name="Strong_20_Emphasis"><text:span text:style-name="T1">package.json</text:span></text:span><text:span text:style-name="T1"> is essentieel voor versiebeheer en voor het bijhouden van de afhankelijkheden van je project. Het bepaalt welke versies van pakketten geïnstalleerd moeten worden en biedt ook scripts die je kunt gebruiken om bepaalde taken automatisch uit te voeren. </text:span></text:p>
        </text:list-item>
        <text:list-item>
          <text:p text:style-name="P51"><text:span text:style-name="Strong_20_Emphasis"><text:span text:style-name="T1">Semver</text:span></text:span><text:span text:style-name="T1"> (Semantisch versiebeheer) wordt gebruikt om versie-informatie van pakketten te structureren. Pakketten hebben versies zoals </text:span><text:span text:style-name="Source_20_Text"><text:span text:style-name="T1">1.2.3</text:span></text:span><text:span text:style-name="T1">, waarbij elk nummer een specifiek type wijziging aangeeft: </text:span></text:p>
          <text:list>
            <text:list-item>
              <text:p text:style-name="P51"><text:span text:style-name="Strong_20_Emphasis"><text:span text:style-name="T1">Major</text:span></text:span><text:span text:style-name="T1"> (1): Grote wijzigingen die niet compatibel zijn met oudere versies. </text:span></text:p>
            </text:list-item>
            <text:list-item>
              <text:p text:style-name="P51"><text:span text:style-name="Strong_20_Emphasis"><text:span text:style-name="T1">Minor</text:span></text:span><text:span text:style-name="T1"> (2): Kleine nieuwe functies die compatibel blijven met oudere versies. </text:span></text:p>
            </text:list-item>
            <text:list-item>
              <text:p text:style-name="P50"><text:span text:style-name="Strong_20_Emphasis"><text:span text:style-name="T1">Patch</text:span></text:span><text:span text:style-name="T1"> (3): Bugfixes en kleinere aanpassingen. </text:span></text:p>
            </text:list-item>
          </text:list>
        </text:list-item>
      </text:list>
      <text:h text:style-name="Heading_20_3" text:outline-level="3"><text:span text:style-name="T1">5. </text:span><text:span text:style-name="Strong_20_Emphasis"><text:span text:style-name="T1">Global vs. Local Installatie</text:span></text:span></text:h>
      <text:list text:style-name="L20">
        <text:list-item>
          <text:p text:style-name="P53"><text:span text:style-name="T1">Pakketten kunnen </text:span><text:span text:style-name="Strong_20_Emphasis"><text:span text:style-name="T1">lokaal</text:span></text:span><text:span text:style-name="T1"> (alleen voor je project) of </text:span><text:span text:style-name="Strong_20_Emphasis"><text:span text:style-name="T1">globaal</text:span></text:span><text:span text:style-name="T1"> (voor het hele systeem) worden geïnstalleerd. Lokale installaties worden in de </text:span><text:span text:style-name="Source_20_Text"><text:span text:style-name="T1">node_modules</text:span></text:span><text:span text:style-name="T1">-map geplaatst en zijn alleen toegankelijk binnen dat specifieke project. </text:span></text:p>
        </text:list-item>
        <text:list-item>
          <text:p text:style-name="P52"><text:span text:style-name="T1">Bij globale installatie worden de pakketten vaak gebruikt voor tools of commando's die overal op je systeem beschikbaar moeten zijn, zoals </text:span><text:span text:style-name="Source_20_Text"><text:span text:style-name="T1">nodemon</text:span></text:span><text:span text:style-name="T1"> of </text:span><text:span text:style-name="Source_20_Text"><text:span text:style-name="T1">typescript</text:span></text:span><text:span text:style-name="T1">. </text:span></text:p>
        </text:list-item>
      </text:list>
      <text:h text:style-name="Heading_20_3" text:outline-level="3"><text:span text:style-name="T1">6. </text:span><text:span text:style-name="Strong_20_Emphasis"><text:span text:style-name="T1">Beheer van afhankelijkheden met npm</text:span></text:span></text:h>
      <text:list text:style-name="L21">
        <text:list-item>
          <text:p text:style-name="P55"><text:span text:style-name="Strong_20_Emphasis"><text:span text:style-name="T1">package.json</text:span></text:span><text:span text:style-name="T1"> en </text:span><text:span text:style-name="Strong_20_Emphasis"><text:span text:style-name="T1">package-lock.json</text:span></text:span><text:span text:style-name="T1">: </text:span></text:p>
          <text:list>
            <text:list-item>
              <text:p text:style-name="P55"><text:span text:style-name="T1">Het </text:span><text:span text:style-name="Strong_20_Emphasis"><text:span text:style-name="T1">package.json</text:span></text:span><text:span text:style-name="T1"> bestand houdt de informatie bij over de projectafhankelijkheden. </text:span></text:p>
            </text:list-item>
            <text:list-item>
              <text:p text:style-name="P55"><text:span text:style-name="T1">Het </text:span><text:span text:style-name="Strong_20_Emphasis"><text:span text:style-name="T1">package-lock.json</text:span></text:span><text:span text:style-name="T1"> bestand legt exact vast welke versies van de afhankelijkheden zijn geïnstalleerd om ervoor te zorgen dat het project consistent blijft, zelfs als iemand anders het project kloneert en </text:span><text:span text:style-name="Source_20_Text"><text:span text:style-name="T1">npm install</text:span></text:span><text:span text:style-name="T1"> uitvoert. </text:span></text:p>
            </text:list-item>
          </text:list>
        </text:list-item>
        <text:list-item>
          <text:p text:style-name="P55"><text:span text:style-name="Strong_20_Emphasis"><text:span text:style-name="T1">DevDependencies</text:span></text:span><text:span text:style-name="T1"> vs. </text:span><text:span text:style-name="Strong_20_Emphasis"><text:span text:style-name="T1">Dependencies</text:span></text:span><text:span text:style-name="T1">: </text:span></text:p>
          <text:list>
            <text:list-item>
              <text:p text:style-name="P55"><text:span text:style-name="Strong_20_Emphasis"><text:span text:style-name="T1">dependencies</text:span></text:span><text:span text:style-name="T1"> zijn bibliotheken die je project nodig heeft om te draaien (zoals Express voor een server). </text:span></text:p>
            </text:list-item>
            <text:list-item>
              <text:p text:style-name="P54"><text:span text:style-name="Strong_20_Emphasis"><text:span text:style-name="T1">devDependencies</text:span></text:span><text:span text:style-name="T1"> zijn tools die alleen tijdens de ontwikkeling nodig zijn (zoals linters of testtools). </text:span></text:p>
            </text:list-item>
          </text:list>
        </text:list-item>
      </text:list>
      <text:h text:style-name="Heading_20_3" text:outline-level="3"><text:span text:style-name="T1">7. </text:span><text:span text:style-name="Strong_20_Emphasis"><text:span text:style-name="T1">npm Scripts</text:span></text:span></text:h>
      <text:list text:style-name="L22">
        <text:list-item>
          <text:p text:style-name="P56"><text:span text:style-name="Strong_20_Emphasis"><text:span text:style-name="T1">npm scripts</text:span></text:span><text:span text:style-name="T1"> zijn commando’s die je in de </text:span><text:span text:style-name="Source_20_Text"><text:span text:style-name="T1">package.json</text:span></text:span><text:span text:style-name="T1"> kunt definiëren om veelvoorkomende taken te automatiseren, zoals het starten van de server of het uitvoeren van tests. Bijvoorbeeld: </text:span></text:p>
          <text:p text:style-name="P12"><text:span text:style-name="Source_20_Text"><text:span text:style-name="T1">"scripts": {</text:span></text:span></text:p>
          <text:p text:style-name="P12"><text:span text:style-name="Source_20_Text"><text:span text:style-name="T1"><text:s text:c="2"/>"start": "node app.js",</text:span></text:span></text:p>
          <text:p text:style-name="P12"><text:span text:style-name="Source_20_Text"><text:span text:style-name="T1"><text:s text:c="2"/>"test": "mocha"</text:span></text:span></text:p>
          <text:p text:style-name="P13"><text:span text:style-name="Source_20_Text"><text:span text:style-name="T1">}</text:span></text:span></text:p>
          <text:p text:style-name="P56"><text:soft-page-break/><text:span text:style-name="T1">Vervolgens kun je deze scripts uitvoeren met </text:span><text:span text:style-name="Source_20_Text"><text:span text:style-name="T1">npm run start</text:span></text:span><text:span text:style-name="T1"> of </text:span><text:span text:style-name="Source_20_Text"><text:span text:style-name="T1">npm run test</text:span></text:span><text:span text:style-name="T1">. </text:span></text:p>
        </text:list-item>
      </text:list>
      <text:h text:style-name="Heading_20_3" text:outline-level="3"><text:span text:style-name="T1">8. </text:span><text:span text:style-name="Strong_20_Emphasis"><text:span text:style-name="T1">Veiligheid en Best Practices</text:span></text:span></text:h>
      <text:list text:style-name="L23">
        <text:list-item>
          <text:p text:style-name="P58"><text:span text:style-name="Strong_20_Emphasis"><text:span text:style-name="T1">npm audit</text:span></text:span><text:span text:style-name="T1">: npm biedt de mogelijkheid om je afhankelijkheden te scannen op bekende beveiligingsproblemen met het commando </text:span><text:span text:style-name="Source_20_Text"><text:span text:style-name="T1">npm audit</text:span></text:span><text:span text:style-name="T1">. </text:span></text:p>
        </text:list-item>
        <text:list-item>
          <text:p text:style-name="P26">Het is belangrijk om verouderde of onveilige pakketten regelmatig bij te werken en afhankelijkheden goed te beheren. </text:p>
        </text:list-item>
        <text:list-item>
          <text:p text:style-name="P57"><text:span text:style-name="T1">Zorg ervoor dat je geen gevoelige gegevens (zoals wachtwoorden of API-sleutels) opslaat in je </text:span><text:span text:style-name="Source_20_Text"><text:span text:style-name="T1">package.json</text:span></text:span><text:span text:style-name="T1"> of versiebeheer. </text:span></text:p>
        </text:list-item>
      </text:list>
      <text:h text:style-name="Heading_20_3" text:outline-level="3"><text:span text:style-name="T1">9. </text:span><text:span text:style-name="Strong_20_Emphasis"><text:span text:style-name="T1">Gebruik van externe pakketten</text:span></text:span></text:h>
      <text:list text:style-name="L24">
        <text:list-item>
          <text:p text:style-name="P59"><text:span text:style-name="T1">Node.js heeft een enorme ecosystem van </text:span><text:span text:style-name="Strong_20_Emphasis"><text:span text:style-name="T1">npm-pakketten</text:span></text:span><text:span text:style-name="T1"> die je kunt gebruiken, van webframeworks (zoals Express) tot databases, tools voor testen, en zelfs command-line utilities. </text:span></text:p>
        </text:list-item>
        <text:list-item>
          <text:p text:style-name="P27">Zorg ervoor dat je goed begrijpt wat een extern pakket doet, en kies alleen betrouwbare en goed onderhouden bibliotheken om je project robuust te houden. </text:p>
        </text:list-item>
      </text:list>
      <text:h text:style-name="P1" text:outline-level="3">Samenvatting:</text:h>
      <text:list text:style-name="L25">
        <text:list-item>
          <text:p text:style-name="P60"><text:span text:style-name="Strong_20_Emphasis"><text:span text:style-name="T1">Node.js</text:span></text:span><text:span text:style-name="T1"> is een event-driven, non-blocking runtime-omgeving die JavaScript buiten de browser uitvoert, ideaal voor schaalbare netwerkapplicaties. </text:span></text:p>
        </text:list-item>
        <text:list-item>
          <text:p text:style-name="P60"><text:span text:style-name="Strong_20_Emphasis"><text:span text:style-name="T1">npm</text:span></text:span><text:span text:style-name="T1"> is de pakketbeheerder voor Node.js en helpt bij het installeren, beheren en delen van afhankelijkheden. </text:span></text:p>
        </text:list-item>
        <text:list-item>
          <text:p text:style-name="P28">Het is belangrijk om de concepten van asynchrone programmering, de event loop en versiebeheer te begrijpen, evenals het efficiënt gebruiken van npm voor afhankelijkheden en scripts. </text:p>
        </text:list-item>
      </text:list>
      <text:p text:style-name="P5">Door deze basisprincipes te begrijpen, kun je meer effectieve en onderhoudbare Node.js-applicaties ontwikkelen.</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2T16:39:32.784253383</meta:creation-date>
    <dc:date>2025-01-13T22:09:52.097271213</dc:date>
    <meta:editing-duration>P1DT5H29M53S</meta:editing-duration>
    <meta:editing-cycles>2</meta:editing-cycles>
    <meta:generator>LibreOffice/7.4.7.2$Linux_X86_64 LibreOffice_project/40$Build-2</meta:generator>
    <meta:document-statistic meta:table-count="0" meta:image-count="0" meta:object-count="0" meta:page-count="12" meta:paragraph-count="336" meta:word-count="2484" meta:character-count="17570" meta:non-whitespace-character-count="15068"/>
  </office:meta>
</office:document-meta>
</file>